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Config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ConfigGui.TCP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CPConfigGui.createTimeou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ConfigGui.TCP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CPConfigGui.createReques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ConfigGui.createClos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ConfigGui.creat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ConfigGui.createServ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PConfig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CPConfigGui.createNoDelay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